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0"/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0"/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9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ROI net</text:p>
          </table:table-cell>
          <table:table-cell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 table:number-columns-repeated="2"/>
          <table:table-cell office:value-type="string" calcext:value-type="string">
            <text:p>210Po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entróide (V)</text:p>
          </table:table-cell>
          <table:table-cell office:value-type="string" calcext:value-type="string">
            <text:p>ecV</text:p>
          </table:table-cell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.96" calcext:value-type="float">
            <text:p>3.96</text:p>
          </table:table-cell>
          <table:table-cell table:style-name="ce8" office:value-type="float" office:value="163.95" calcext:value-type="float">
            <text:p>163.95</text:p>
          </table:table-cell>
          <table:table-cell table:style-name="ce8" table:formula="of:=[.D4]/(2.35*SQRT([.C4]))" office:value-type="float" office:value="0.0328274398224451" calcext:value-type="float">
            <text:p>0.03</text:p>
          </table:table-cell>
          <table:table-cell table:style-name="ce6" office:value-type="float" office:value="4.8" calcext:value-type="float">
            <text:p>4.8</text:p>
          </table:table-cell>
          <table:table-cell table:number-columns-repeated="3"/>
          <table:table-cell office:value-type="float" office:value="1958" calcext:value-type="float">
            <text:p>1958</text:p>
          </table:table-cell>
          <table:table-cell office:value-type="float" office:value="362.81" calcext:value-type="float">
            <text:p>362.81</text:p>
          </table:table-cell>
          <table:table-cell office:value-type="float" office:value="8.93" calcext:value-type="float">
            <text:p>8.93</text:p>
          </table:table-cell>
          <table:table-cell table:formula="of:=[.M4]/2.35/SQRT([.K4])" office:value-type="float" office:value="0.085877076794058" calcext:value-type="float">
            <text:p>0.0858770768</text:p>
          </table:table-cell>
          <table:table-cell table:formula="of:=[.$C$15]*[.L4]+[.$E$15]" office:value-type="float" office:value="5.1441751574" calcext:value-type="float">
            <text:p>5.1441751574</text:p>
          </table:table-cell>
          <table:table-cell table:formula="of:=SQRT(([.$C$15]*[.N4])^2+([.L4]*[.$D$15])^2+[.$F$15]^2)" office:value-type="float" office:value="0.000165424632002563" calcext:value-type="float">
            <text:p>0.0001654246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8" calcext:value-type="float">
            <text:p>3.98</text:p>
          </table:table-cell>
          <table:table-cell table:style-name="ce8" office:value-type="float" office:value="283.32" calcext:value-type="float">
            <text:p>283.32</text:p>
          </table:table-cell>
          <table:table-cell table:style-name="ce8" table:formula="of:=[.D5]/(2.35*SQRT([.C5]))" office:value-type="float" office:value="0.0329869761785516" calcext:value-type="float">
            <text:p>0.0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7" calcext:value-type="float">
            <text:p>3.97</text:p>
          </table:table-cell>
          <table:table-cell table:style-name="ce8" office:value-type="float" office:value="401.28" calcext:value-type="float">
            <text:p>401.28</text:p>
          </table:table-cell>
          <table:table-cell table:style-name="ce8" table:formula="of:=[.D6]/(2.35*SQRT([.C6]))" office:value-type="float" office:value="0.0329040943288567" calcext:value-type="float">
            <text:p>0.03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02" calcext:value-type="float">
            <text:p>4.02</text:p>
          </table:table-cell>
          <table:table-cell table:style-name="ce8" office:value-type="float" office:value="512.51" calcext:value-type="float">
            <text:p>512.51</text:p>
          </table:table-cell>
          <table:table-cell table:style-name="ce8" table:formula="of:=[.D7]/(2.35*SQRT([.C7]))" office:value-type="float" office:value="0.033318503577331" calcext:value-type="float">
            <text:p>0.03</text:p>
          </table:table-cell>
          <table:table-cell table:style-name="ce6" office:value-type="float" office:value="5.4" calcext:value-type="float">
            <text:p>5.4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6348494737" calcext:value-type="float">
            <text:p>1.0312634849</text:p>
          </table:table-cell>
          <table:table-cell table:formula="of:=[.J7]/[.O4]^2*[.P4]" office:value-type="float" office:value="0.0000331630197797003" calcext:value-type="float">
            <text:p>0.0000331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71" calcext:value-type="float">
            <text:p>4.71</text:p>
          </table:table-cell>
          <table:table-cell table:style-name="ce8" office:value-type="float" office:value="613.84" calcext:value-type="float">
            <text:p>613.84</text:p>
          </table:table-cell>
          <table:table-cell table:style-name="ce8" table:formula="of:=[.D8]/(2.35*SQRT([.C8]))" office:value-type="float" office:value="0.0390373512062758" calcext:value-type="float">
            <text:p>0.04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68" calcext:value-type="float">
            <text:p>3.68</text:p>
          </table:table-cell>
          <table:table-cell table:style-name="ce8" office:value-type="float" office:value="720.83" calcext:value-type="float">
            <text:p>720.83</text:p>
          </table:table-cell>
          <table:table-cell table:style-name="ce8" table:formula="of:=[.D9]/(2.35*SQRT([.C9]))" office:value-type="float" office:value="0.030500520687706" calcext:value-type="float">
            <text:p>0.03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35.62" calcext:value-type="float">
            <text:p>835.62</text:p>
          </table:table-cell>
          <table:table-cell table:style-name="ce8" table:formula="of:=[.D10]/(2.35*SQRT([.C10]))" office:value-type="float" office:value="0.033159030123682" calcext:value-type="float">
            <text:p>0.0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e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b</text:p>
          </table:table-cell>
          <table:table-cell table:number-columns-repeated="3"/>
          <table:table-cell office:value-type="string" calcext:value-type="string">
            <text:p>m'</text:p>
          </table:table-cell>
          <table:table-cell office:value-type="string" calcext:value-type="string">
            <text:p>em'</text:p>
          </table:table-cell>
          <table:table-cell office:value-type="string" calcext:value-type="string">
            <text:p>b'</text:p>
          </table:table-cell>
          <table:table-cell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float" office:value="0.00180454" calcext:value-type="float">
            <text:p>1.80E-003</text:p>
          </table:table-cell>
          <table:table-cell table:style-name="ce7" office:value-type="float" office:value="0.0000000882494" calcext:value-type="float">
            <text:p>8.82E-008</text:p>
          </table:table-cell>
          <table:table-cell office:value-type="float" office:value="4.48947" calcext:value-type="float">
            <text:p>4.48947</text:p>
          </table:table-cell>
          <table:table-cell table:style-name="ce7" office:value-type="float" office:value="0.0000482172" calcext:value-type="float">
            <text:p>4.82E-005</text:p>
          </table:table-cell>
          <table:table-cell table:number-columns-repeated="3"/>
          <table:table-cell table:formula="of:=[.L7]*[.C15]" office:value-type="float" office:value="0.00186095620912692" calcext:value-type="float">
            <text:p>0.0018609562</text:p>
          </table:table-cell>
          <table:table-cell table:formula="of:=SQRT(([.C15]*[.$M$7])^2+([.$L$7]*[.D15])^2)" office:value-type="float" office:value="0.000000108921208874701" calcext:value-type="float">
            <text:p>1.08921208874701E-007</text:p>
          </table:table-cell>
          <table:table-cell table:formula="of:=[.L7]*[.E15]" office:value-type="float" office:value="4.62982647776666" calcext:value-type="float">
            <text:p>4.6298264778</text:p>
          </table:table-cell>
          <table:table-cell table:formula="of:=SQRT(([.E15]*[.$M$7])^2+([.$L$7]*[.F15])^2)" office:value-type="float" office:value="0.000156968464733369" calcext:value-type="float">
            <text:p>0.0001569685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table:number-columns-repeated="6"/>
          <table:table-cell table:style-name="ce11"/>
          <table:table-cell table:style-name="ce3"/>
          <table:table-cell table:style-name="ce5" table:number-columns-repeated="6"/>
          <table:table-cell table:style-name="ce11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61213519351" calcext:value-type="float">
            <text:p>5.5096121352</text:p>
          </table:table-cell>
          <table:table-cell table:formula="of:=SQRT(([.J15]*[.J19])^2+([.K15]*[.I19])^2+([.M15])^2)" office:value-type="float" office:value="0.000167358774832293" calcext:value-type="float">
            <text:p>0.0001673588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formula="of:=[.K19]*1000" office:value-type="float" office:value="5509.61213519351" calcext:value-type="float">
            <text:p>5509.6121351935</text:p>
          </table:table-cell>
          <table:table-cell table:formula="of:=[.L19]*1000" office:value-type="float" office:value="0.167358774832293" calcext:value-type="float">
            <text:p>0.1673587748</text:p>
          </table:table-cell>
          <table:table-cell table:number-columns-repeated="3"/>
          <table:table-cell table:style-name="Default"/>
        </table:table-row>
      </table:table>
      <table:table table:name="Sessao 2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2"/>
          <table:table-cell table:formula="of:=[.F6]" office:value-type="float" office:value="156.611957349581" calcext:value-type="float">
            <text:p>156.6119573496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table:number-columns-repeated="3"/>
          <table:table-cell table:formula="of:=[.F15]" office:value-type="float" office:value="299.871667936024" calcext:value-type="float">
            <text:p>299.871667936</text:p>
          </table:table-cell>
          <table:table-cell table:formula="of:=[.L3]+1.1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3"/>
          <table:table-cell table:formula="of:=[.F24]" office:value-type="float" office:value="442.672124904798" calcext:value-type="float">
            <text:p>442.6721249048</text:p>
          </table:table-cell>
          <table:table-cell table:formula="of:=[.L4]+1.1"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number-columns-repeated="4"/>
          <table:table-cell table:formula="of:=[.F33]" office:value-type="float" office:value="588.152703731912" calcext:value-type="float">
            <text:p>588.1527037319</text:p>
          </table:table-cell>
          <table:table-cell table:formula="of:=[.L5]+1.1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formula="of:=[.F43]" office:value-type="float" office:value="733.649904761905" calcext:value-type="float">
            <text:p>733.6499047619</text:p>
          </table:table-cell>
          <table:table-cell table:formula="of:=[.L6]+1.1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F52]" office:value-type="float" office:value="879.926504188881" calcext:value-type="float">
            <text:p>879.9265041889</text:p>
          </table:table-cell>
          <table:table-cell table:formula="of:=[.L7]+1.1" office:value-type="float" office:value="6.7" calcext:value-type="float">
            <text:p>6.7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8"/>
          <table:table-cell office:value-type="string" calcext:value-type="string">
            <text:p>Graduaç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2"/>
          <table:table-cell office:value-type="string" calcext:value-type="string">
            <text:p>210Po – 1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table:number-columns-repeated="4"/>
          <table:table-cell office:value-type="float" office:value="2782" calcext:value-type="float">
            <text:p>2782</text:p>
          </table:table-cell>
          <table:table-cell office:value-type="float" office:value="692.2" calcext:value-type="float">
            <text:p>692.2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/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/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0P2" style:volatile="true" number:language="en" number:country="GB">
      <number:text> </number:text>
      <loext:fill-character> </loext:fill-character>
      <number:text>- </number:text>
    </number:number-style>
    <number:text-style style:name="N20120" number:language="en" number:country="GB">
      <number:text> </number:text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1P2" style:volatile="true" number:language="en" number:country="GB">
      <number:text> £</number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2" number:language="en" number:country="GB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3" number:language="en" number:country="GB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9:43:48.6480732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4T22:38:02.560511542</dc:date>
    <meta:editing-duration>PT2M42S</meta:editing-duration>
    <meta:editing-cycles>2</meta:editing-cycles>
    <meta:generator>LibreOffice/4.3.7.2$Linux_X86_64 LibreOffice_project/430$Build-2</meta:generator>
    <dc:creator>Goncalo Castro</dc:creator>
    <meta:document-statistic meta:table-count="2" meta:cell-count="251" meta:object-count="0"/>
  </office:meta>
</office:document-meta>
</file>